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7F000025D900001EC4020A82B8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ourier New3" svg:font-family="'Courier New'"/>
    <style:font-face style:name="Lucidasans1" svg:font-family="Lucidasans"/>
    <style:font-face style:name="StarSymbol1" svg:font-family="StarSymbol"/>
    <style:font-face style:name="Courier New2" svg:font-family="'Courier New'" style:font-pitch="fixed"/>
    <style:font-face style:name="Courier New" svg:font-family="'Courier New'" style:font-adornments="Regular" style:font-pitch="fixed"/>
    <style:font-face style:name="Courier New1" svg:font-family="'Courier New'" style:font-family-generic="modern" style:font-pitch="fixed"/>
    <style:font-face style:name="Bitstream Vera Sans" svg:font-family="'Bitstream Vera Sans'" style:font-pitch="variable"/>
    <style:font-face style:name="Lucida Sans Unicode" svg:font-family="'Lucida Sans Unicode'" style:font-pitch="variable"/>
    <style:font-face style:name="Lucidasans" svg:font-family="Lucidasans" style:font-pitch="variable"/>
    <style:font-face style:name="Mincho" svg:font-family="Mincho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Lucida Sans Unicode1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color="#000000" style:font-name="Times New Roman" fo:font-size="12pt" fo:font-style="normal" style:text-underline-style="none" fo:font-weight="normal" officeooo:paragraph-rsid="00474f03" style:font-name-asian="Courier New1" style:font-size-asian="12pt" style:language-asian="zxx" style:country-asian="none" style:font-style-asian="normal" style:font-weight-asian="normal" style:font-name-complex="Courier New1" style:font-size-complex="12pt" style:language-complex="zxx" style:country-complex="none" style:font-style-complex="normal" style:font-weight-complex="normal"/>
    </style:style>
    <style:style style:name="P3" style:family="paragraph" style:parent-style-name="Standard">
      <style:text-properties officeooo:rsid="0048250a" officeooo:paragraph-rsid="0048250a"/>
    </style:style>
    <style:style style:name="P4" style:family="paragraph" style:parent-style-name="Standard">
      <style:text-properties officeooo:rsid="0048250a" officeooo:paragraph-rsid="00496462"/>
    </style:style>
    <style:style style:name="P5" style:family="paragraph" style:parent-style-name="Standard">
      <style:text-properties officeooo:rsid="0048250a" officeooo:paragraph-rsid="004a1a16"/>
    </style:style>
    <style:style style:name="P6" style:family="paragraph" style:parent-style-name="Standard">
      <style:text-properties officeooo:paragraph-rsid="0048250a"/>
    </style:style>
    <style:style style:name="P7" style:family="paragraph" style:parent-style-name="Standard">
      <style:text-properties officeooo:rsid="00496462" officeooo:paragraph-rsid="00496462"/>
    </style:style>
    <style:style style:name="P8" style:family="paragraph" style:parent-style-name="Standard">
      <style:text-properties officeooo:paragraph-rsid="00496462"/>
    </style:style>
    <style:style style:name="P9" style:family="paragraph" style:parent-style-name="Standard">
      <style:text-properties officeooo:rsid="004a1a16" officeooo:paragraph-rsid="004a1a16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paragraph-properties fo:break-before="page"/>
      <style:text-properties fo:color="#800000" fo:font-size="18pt" fo:font-style="italic" style:text-underline-style="solid" style:text-underline-width="auto" style:text-underline-color="font-color" fo:font-weight="bold" officeooo:paragraph-rsid="00496462" style:font-size-asian="18pt" style:font-style-asian="italic" style:font-weight-asian="bold" style:font-size-complex="18pt" style:font-style-complex="italic" style:font-weight-complex="bold"/>
    </style:style>
    <style:style style:name="P12" style:family="paragraph" style:parent-style-name="command">
      <style:text-properties officeooo:rsid="0048250a" officeooo:paragraph-rsid="0048250a"/>
    </style:style>
    <style:style style:name="P13" style:family="paragraph" style:parent-style-name="command">
      <style:text-properties officeooo:rsid="0048250a" officeooo:paragraph-rsid="00496462"/>
    </style:style>
    <style:style style:name="P14" style:family="paragraph" style:parent-style-name="couverture">
      <style:text-properties officeooo:paragraph-rsid="004a3faa"/>
    </style:style>
    <style:style style:name="P15" style:family="paragraph" style:parent-style-name="Standard" style:list-style-name="L1"/>
    <style:style style:name="P16" style:family="paragraph" style:parent-style-name="Standard" style:list-style-name="L1">
      <style:text-properties officeooo:paragraph-rsid="004a1a16"/>
    </style:style>
    <style:style style:name="P17" style:family="paragraph" style:parent-style-name="Standard" style:list-style-name="L1">
      <style:text-properties officeooo:paragraph-rsid="004a3faa"/>
    </style:style>
    <style:style style:name="P18" style:family="paragraph" style:parent-style-name="Standard" style:list-style-name="L1">
      <style:text-properties officeooo:rsid="0048250a"/>
    </style:style>
    <style:style style:name="P19" style:family="paragraph" style:parent-style-name="Standard" style:list-style-name="L1">
      <style:text-properties officeooo:rsid="0048250a" officeooo:paragraph-rsid="0048250a"/>
    </style:style>
    <style:style style:name="P20" style:family="paragraph" style:parent-style-name="Standard">
      <style:text-properties officeooo:rsid="00496462" officeooo:paragraph-rsid="00496462"/>
    </style:style>
    <style:style style:name="P21" style:family="paragraph" style:parent-style-name="Standard" style:list-style-name="L1">
      <style:text-properties officeooo:rsid="004a1a16" officeooo:paragraph-rsid="004a1a16"/>
    </style:style>
    <style:style style:name="P22" style:family="paragraph" style:parent-style-name="Standard" style:list-style-name="L1">
      <style:text-properties officeooo:rsid="004a1a16" officeooo:paragraph-rsid="004b4668"/>
    </style:style>
    <style:style style:name="P23" style:family="paragraph" style:parent-style-name="Heading_20_1">
      <style:text-properties officeooo:rsid="004577a2"/>
    </style:style>
    <style:style style:name="P24" style:family="paragraph" style:parent-style-name="Heading_20_1">
      <style:text-properties fo:color="#000000" style:font-name="Arial" fo:font-style="normal" officeooo:rsid="00496462" officeooo:paragraph-rsid="00496462" style:font-name-asian="Courier New1" style:font-size-asian="11pt" style:font-style-asian="normal" style:font-name-complex="Courier New1" style:font-size-complex="11pt" style:language-complex="zxx" style:country-complex="none" style:font-style-complex="normal"/>
    </style:style>
    <style:style style:name="P25" style:family="paragraph" style:parent-style-name="code-excerpt" style:list-style-name="L2">
      <style:paragraph-properties fo:text-align="start" style:justify-single-word="false"/>
      <style:text-properties fo:font-size="10pt" officeooo:paragraph-rsid="0048250a" style:font-size-asian="10pt" style:font-size-complex="10pt"/>
    </style:style>
    <style:style style:name="P26" style:family="paragraph" style:parent-style-name="code-excerpt" style:list-style-name="L2">
      <style:paragraph-properties fo:text-align="start" style:justify-single-word="false"/>
      <style:text-properties fo:font-size="10pt" officeooo:paragraph-rsid="00496462" style:font-size-asian="10pt" style:font-size-complex="10pt"/>
    </style:style>
    <style:style style:name="P27" style:family="paragraph" style:parent-style-name="code-excerpt" style:list-style-name="L2">
      <style:paragraph-properties fo:text-align="start" style:justify-single-word="false"/>
      <style:text-properties fo:font-size="10pt" officeooo:rsid="0048250a" officeooo:paragraph-rsid="0048250a" style:font-size-asian="10pt" style:font-size-complex="10pt"/>
    </style:style>
    <style:style style:name="P28" style:family="paragraph" style:parent-style-name="code-excerpt" style:list-style-name="L1">
      <style:paragraph-properties fo:text-align="start" style:justify-single-word="false"/>
      <style:text-properties officeooo:paragraph-rsid="004b4668"/>
    </style:style>
    <style:style style:name="P29" style:family="paragraph">
      <style:paragraph-properties fo:text-align="center"/>
    </style:style>
    <style:style style:name="P3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" style:family="text">
      <style:text-properties fo:color="#000000" style:font-name="Times New Roman" fo:font-size="12pt" fo:font-style="normal" fo:font-weight="normal" officeooo:rsid="004a1a16" style:font-name-asian="Courier New1" style:font-size-asian="12pt" style:language-asian="zxx" style:country-asian="none" style:font-style-asian="normal" style:font-weight-asian="normal" style:font-name-complex="Courier New1" style:font-size-complex="12pt" style:language-complex="zxx" style:country-complex="none" style:font-style-complex="normal" style:font-weight-complex="normal"/>
    </style:style>
    <style:style style:name="T2" style:family="text">
      <style:text-properties fo:color="#000000" style:font-name="Times New Roman" fo:font-size="12pt" fo:font-style="normal" fo:font-weight="normal" officeooo:rsid="004a3faa" style:font-name-asian="Courier New1" style:font-size-asian="12pt" style:language-asian="zxx" style:country-asian="none" style:font-style-asian="normal" style:font-weight-asian="normal" style:font-name-complex="Courier New1" style:font-size-complex="12pt" style:language-complex="zxx" style:country-complex="none" style:font-style-complex="normal" style:font-weight-complex="normal"/>
    </style:style>
    <style:style style:name="T3" style:family="text">
      <style:text-properties fo:color="#000000" style:font-name="Times New Roman" fo:font-size="12pt" fo:font-style="normal" fo:font-weight="normal" officeooo:rsid="004b4668" style:font-name-asian="Courier New1" style:font-size-asian="12pt" style:language-asian="zxx" style:country-asian="none" style:font-style-asian="normal" style:font-weight-asian="normal" style:font-name-complex="Courier New1" style:font-size-complex="12pt" style:language-complex="zxx" style:country-complex="none" style:font-style-complex="normal" style:font-weight-complex="normal"/>
    </style:style>
    <style:style style:name="T4" style:family="text">
      <style:text-properties fo:color="#000000" style:font-name="Times New Roman" fo:font-size="12pt" fo:font-style="normal" fo:font-weight="normal" officeooo:rsid="004c1f30" style:font-name-asian="Courier New1" style:font-size-asian="12pt" style:language-asian="zxx" style:country-asian="none" style:font-style-asian="normal" style:font-weight-asian="normal" style:font-name-complex="Courier New1" style:font-size-complex="12pt" style:language-complex="zxx" style:country-complex="none" style:font-style-complex="normal" style:font-weight-complex="normal"/>
    </style:style>
    <style:style style:name="T5" style:family="text">
      <style:text-properties fo:color="#000000" style:font-name="Times New Roman" fo:font-size="12pt" fo:font-style="italic" fo:font-weight="normal" officeooo:rsid="004a1a16" style:font-name-asian="Courier New1" style:font-size-asian="12pt" style:language-asian="zxx" style:country-asian="none" style:font-style-asian="italic" style:font-weight-asian="normal" style:font-name-complex="Courier New1" style:font-size-complex="12pt" style:language-complex="zxx" style:country-complex="none" style:font-style-complex="italic" style:font-weight-complex="normal"/>
    </style:style>
    <style:style style:name="T6" style:family="text">
      <style:text-properties fo:color="#000000" style:font-name="Courier New3" fo:font-size="10pt" style:font-size-asian="10pt" style:font-size-complex="10pt"/>
    </style:style>
    <style:style style:name="T7" style:family="text">
      <style:text-properties fo:color="#000000" style:font-name="Courier New3" fo:font-size="10pt" officeooo:rsid="004b4668" style:font-size-asian="10pt" style:font-size-complex="10pt"/>
    </style:style>
    <style:style style:name="T8" style:family="text">
      <style:text-properties fo:color="#2a00ff" style:font-name="Times New Roman" fo:font-size="12pt" fo:font-style="normal" fo:font-weight="normal" officeooo:rsid="004a1a16" style:font-name-asian="Courier New1" style:font-size-asian="12pt" style:language-asian="zxx" style:country-asian="none" style:font-style-asian="normal" style:font-weight-asian="normal" style:font-name-complex="Courier New1" style:font-size-complex="12pt" style:language-complex="zxx" style:country-complex="none" style:font-style-complex="normal" style:font-weight-complex="normal"/>
    </style:style>
    <style:style style:name="T9" style:family="text">
      <style:text-properties officeooo:rsid="0048250a"/>
    </style:style>
    <style:style style:name="T10" style:family="text">
      <style:text-properties officeooo:rsid="00496462"/>
    </style:style>
    <style:style style:name="T11" style:family="text">
      <style:text-properties officeooo:rsid="004a1a16"/>
    </style:style>
    <style:style style:name="T12" style:family="text">
      <style:text-properties officeooo:rsid="004a3faa"/>
    </style:style>
    <style:style style:name="T13" style:family="text">
      <style:text-properties fo:color="#800000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fo:color="#800000" fo:font-size="18pt" fo:font-style="italic" style:text-underline-style="solid" style:text-underline-width="auto" style:text-underline-color="font-color" fo:font-weight="bold" officeooo:rsid="004577a2" style:font-size-asian="18pt" style:font-style-asian="italic" style:font-weight-asian="bold" style:font-size-complex="18pt" style:font-style-complex="italic" style:font-weight-complex="bold"/>
    </style:style>
    <style:style style:name="T15" style:family="text">
      <style:text-properties fo:color="#0000ff" style:font-name="Times New Roman" fo:font-size="12pt" fo:font-style="normal" fo:font-weight="normal" officeooo:rsid="004a1a16" style:font-name-asian="Courier New1" style:font-size-asian="12pt" style:language-asian="zxx" style:country-asian="none" style:font-style-asian="normal" style:font-weight-asian="normal" style:font-name-complex="Courier New1" style:font-size-complex="12pt" style:language-complex="zxx" style:country-complex="none" style:font-style-complex="normal" style:font-weight-complex="normal"/>
    </style:style>
    <style:style style:name="T16" style:family="text">
      <style:text-properties fo:color="#0000ff" style:font-name="Times New Roman" fo:font-size="12pt" fo:font-style="normal" fo:font-weight="normal" officeooo:rsid="004b4668" style:font-name-asian="Courier New1" style:font-size-asian="12pt" style:language-asian="zxx" style:country-asian="none" style:font-style-asian="normal" style:font-weight-asian="normal" style:font-name-complex="Courier New1" style:font-size-complex="12pt" style:language-complex="zxx" style:country-complex="none" style:font-style-complex="normal" style:font-weight-complex="normal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stroke-dash="Dashed_20__28_var_29__20_1" svg:stroke-width="0cm" svg:stroke-color="#000000" draw:marker-start="" draw:marker-start-width="0.3cm" draw:marker-start-center="false" draw:marker-end="" draw:marker-end-width="0.3cm" draw:marker-end-center="false" draw:fill="none" draw:fill-color="#e6e6e6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ahier de Travaux Pratiques<text:line-break/><text:span text:style-name="T12">TP3-4</text:span></text:p>
      <text:p text:style-name="subcouverture"><draw:line text:anchor-type="paragraph" draw:z-index="0" draw:style-name="gr1" draw:text-style-name="P29" svg:x1="0.307cm" svg:y1="0.358cm" svg:x2="14.866cm" svg:y2="0.358cm"><text:p/></draw:line>Maven</text:p>
      <text:p text:style-name="subcouverture"><draw:frame text:anchor-type="paragraph" draw:z-index="1" draw:style-name="gr2" draw:text-style-name="P30" svg:width="4.072cm" svg:height="3.31cm" svg:x="11.672cm" svg:y="4.034cm"><draw:image xlink:href="Pictures/2000007F000025D900001EC4020A82B8.svm" xlink:type="simple" xlink:show="embed" xlink:actuate="onLoad"><text:p/></draw:image></draw:frame></text:p>
      <text:p text:style-name="P10"><text:span text:style-name="T13">TP</text:span><text:span text:style-name="T14">3</text:span></text:p>
      <text:h text:style-name="P23" text:outline-level="1">Utilisation des profiles Maven</text:h>
      <text:p text:style-name="Standard">L'objectif est <text:span text:style-name="T9">d'utiliser les profiles Maven pour changer le contexte d’exécution d'un projet</text:span>.</text:p>
      <text:p text:style-name="P3">Le projet tp3 contient une suite de tests d'intégrations basée sur le framework Pax Exam. Ces tests sont automatiquement exécutés lors de la phase « test » de Maven.</text:p>
      <text:list xml:id="list4227895217866163356" text:style-name="L1">
        <text:list-item>
          <text:p text:style-name="P18">Importer le projet « tp3 »</text:p>
        </text:list-item>
        <text:list-item>
          <text:p text:style-name="P19">Analyser le contenu du fichier « pom.xml »</text:p>
        </text:list-item>
        <text:list-item>
          <text:p text:style-name="P15"><text:span text:style-name="T9">Vérifier l’exécution des tests en lançant la commande</text:span> :</text:p>
        </text:list-item>
      </text:list>
      <text:p text:style-name="command">mvn <text:span text:style-name="T9">test</text:span></text:p>
      <text:p text:style-name="Standard"><text:line-break/><text:span text:style-name="T9">On constate que les tests sont exécutés au sein du framework Felix, présent en dépendance du projet</text:span>.</text:p>
      <text:p text:style-name="P3">Nous allons utiliser les profiles Maven pour changer le framework d’exécution des tests en fonction du profile actif.</text:p>
      <text:p text:style-name="Standard"/>
      <text:p text:style-name="P3">Ajoutez la section « &lt;profiles&gt; » dans le pom du projet et créez un profile « felix ».</text:p>
      <text:p text:style-name="P3">Puis, déplacez la déclaration de la dépendance correspondant au framework felix dans ce profile.</text:p>
      <text:p text:style-name="P3"/>
      <text:p text:style-name="P3">Vérifiez que l’exécution des tests ne fonctionne que lorsque le profile est activé en utilisant la commande :</text:p>
      <text:p text:style-name="P12">mvn test -Pfelix</text:p>
      <text:p text:style-name="Standard"/>
      <text:p text:style-name="P3">Nous allons maintenant configurer le profile pour qu'il soit actif par défaut (si aucun autre profile n'est renseigné)</text:p>
      <text:p text:style-name="P3">Ajoutez la clause suivante au niveau de la déclaration du profile « felix » :</text:p>
      <text:list xml:id="list4424820039696841408" text:style-name="L2">
        <text:list-header>
          <text:p text:style-name="P25">&lt;<text:span text:style-name="T9">activation</text:span>&gt;</text:p>
          <text:p text:style-name="P25"><text:s text:c="3"/>&lt;<text:span text:style-name="T9">activeByDefault</text:span>&gt;<text:span text:style-name="T9">true</text:span>&lt;/<text:span text:style-name="T9">activeByDefault</text:span>&gt;</text:p>
          <text:p text:style-name="P27">&lt;/activation&gt;</text:p>
        </text:list-header>
      </text:list>
      <text:p text:style-name="P3">Vérifier que le profile est bien actif par défaut à l'aide de la commande :</text:p>
      <text:p text:style-name="P12">mvn test</text:p>
      <text:p text:style-name="P3"/>
      <text:p text:style-name="P3">Nous souhaitons maintenant valider l’exécution de nos tests sur le framework Equinox d'Eclipse.</text:p>
      <text:p text:style-name="P3">Créer un second profil « equinox » utilisant la dépendance fournie :</text:p>
      <text:list xml:id="list225807583178248" text:continue-numbering="true" text:style-name="L2">
        <text:list-header>
          <text:p text:style-name="P25">&lt;dependency&gt;</text:p>
          <text:p text:style-name="P25"><text:s text:c="3"/>&lt;groupId&gt;<text:span text:style-name="T9">org.eclipse</text:span>&lt;/groupId&gt;</text:p>
          <text:p text:style-name="P25"><text:s text:c="3"/>&lt;artifactId&gt;<text:span text:style-name="T9">org.eclipse.osgi</text:span>&lt;/artifactId&gt;</text:p>
          <text:p text:style-name="P26"><text:s text:c="3"/>&lt;version&gt;<text:span text:style-name="T10">3.8.0.v20120529-1548</text:span>&lt;/version&gt;<text:line-break/> <text:s text:c="2"/>&lt;scope&gt;test&lt;/scope&gt;</text:p>
          <text:p text:style-name="P27">&lt;/dependency&gt;</text:p>
        </text:list-header>
      </text:list>
      <text:p text:style-name="P6"/>
      <text:p text:style-name="P7">Vérifiez l’exécution des tests avec les différentes commandes suivantes :</text:p>
      <text:p text:style-name="P13">mvn test</text:p>
      <text:p text:style-name="P13">mvn test -<text:span text:style-name="T10">Pfelix</text:span></text:p>
      <text:p text:style-name="P13">mvn test -<text:span text:style-name="T10">Pequinox</text:span></text:p>
      <text:p text:style-name="P6"/>
      <text:p text:style-name="P6"/>
      <text:p text:style-name="P11">TP<text:span text:style-name="T10">4</text:span></text:p>
      <text:h text:style-name="P24" text:outline-level="1">Configuration et exécution des tests d'intégration </text:h>
      <text:p text:style-name="P8">L'objectif est <text:span text:style-name="T9">d'utiliser Maven pour l'exécution automatique de tests d'intégration.</text:span></text:p>
      <text:p text:style-name="P8"/>
      <text:p text:style-name="P7">En utilisant le projet « tp3 » vu précédemment, nous allons configurer et écrire une suite de tests d'intégration en environnement OSGi et vérifier leur exécution lors du cycle de build Maven.<text:line-break/></text:p>
      <text:p text:style-name="P4"><text:span text:style-name="T10">Note : Il n'est pas nécessaire d'avoir complété le tp3 pour effectuer ce tp. Pour rappel, l</text:span>e projet « tp3 » contient une suite de tests d'intégrations basée sur le framework Pax Exam. Ces tests sont automatiquement exécutés lors de la phase « test » de Maven.</text:p>
      <text:p text:style-name="P4"/>
      <text:p text:style-name="P7">Analyser la classe OSGiTest <text:span text:style-name="T11">et en particulier les annonations</text:span></text:p>
      <text:p text:style-name="P5"/>
      <text:list xml:id="list225807587153306" text:continue-list="list4227895217866163356" text:style-name="L1">
        <text:list-item>
          <text:p text:style-name="P21">Quel runner de test est utilisé ? Comment est-il configuré ?</text:p>
        </text:list-item>
        <text:list-item>
          <text:p text:style-name="P21">A quoi sert la méthode « testBundleContext » ? Comment est-elle exécutée ?</text:p>
        </text:list-item>
      </text:list>
      <text:p text:style-name="P9"/>
      <text:p text:style-name="P9">Nous allons maintenant metter à jour la configuration de l'environnement de test et enrichir la suite de tests.</text:p>
      <text:p text:style-name="P5"/>
      <text:list xml:id="list225807588169358" text:continue-numbering="true" text:style-name="L1">
        <text:list-item>
          <text:p text:style-name="P21">Mettre à jour la configuration de test pour rajouter le bundle « org.osgi.compendium » à l'environnement et augmenter la taille mémoire de la JVM à 512M.<text:line-break/></text:p>
        </text:list-item>
        <text:list-item>
          <text:p text:style-name="P22">Configurer l'environnement de test afin que le bundle resanet-tools (tp2) soit provisionné. Si besoin, définir l'url du repository Maven dans la configuration ex:</text:p>
          <text:p text:style-name="P28"><text:span text:style-name="T7">repository(file:///</text:span><text:span text:style-name="T6">$USERPROFILE\\.m2\\repository</text:span><text:span text:style-name="T7">)</text:span></text:p>
          <text:p text:style-name="P22">Écrire une méthode de test qui vérifie que le bundle est bien installé.<text:line-break/></text:p>
        </text:list-item>
        <text:list-item>
          <text:p text:style-name="P16"><text:span text:style-name="T1">Écrire une méthode de test qui vérifie que le bundle resanet-tools</text:span><text:span text:style-name="T5"> </text:span><text:span text:style-name="T1">est bien actif.</text:span></text:p>
          <text:p text:style-name="P16"/>
        </text:list-item>
        <text:list-item>
          <text:p text:style-name="P16"><text:span text:style-name="T1">Écrire une méthode de test qui vérifie que le service </text:span><text:span text:style-name="T15">ExampleServic</text:span><text:span text:style-name="T16">e</text:span><text:span text:style-name="T3"> du bundle resanet-tools</text:span><text:span text:style-name="T1"> est bien enregistré en utilisant le </text:span><text:span text:style-name="T15">BundleContext.</text:span><text:span text:style-name="T1"><text:line-break/></text:span><text:span text:style-name="T4">Note : Pensez à ajouter une dépendance vers le projet resanet-tools dans le pom du projet.</text:span><text:span text:style-name="T1"><text:line-break/></text:span></text:p>
        </text:list-item>
        <text:list-item>
          <text:p text:style-name="P17"><text:span text:style-name="T2">Enfin, </text:span><text:span text:style-name="T1">Configurer le framework OSGi de tests afin que le bundle jdb</text:span><text:span text:style-name="T3">c-provider</text:span><text:span text:style-name="T1"> (</text:span><text:span text:style-name="T2">tp</text:span><text:span text:style-name="T3">2</text:span><text:span text:style-name="T1">) et ses dépendances soient provisionnés durant la phase de configuration des tests. Injecter l'instance du service </text:span><text:span text:style-name="T8">DataSourceFactory </text:span><text:span text:style-name="T2">(At</text:span><text:span text:style-name="T1">tention à bien utiliser l'annotation </text:span><text:span text:style-name="T8">javax.inject.Inject</text:span><text:span text:style-name="T2">), puis é</text:span><text:span text:style-name="T1">crire une méthode de test qui vérifie que la version du driver est bien égale à 1.3.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Courier New3" svg:font-family="'Courier New'"/>
    <style:font-face style:name="Lucidasans1" svg:font-family="Lucidasans"/>
    <style:font-face style:name="StarSymbol1" svg:font-family="StarSymbol"/>
    <style:font-face style:name="Courier New2" svg:font-family="'Courier New'" style:font-pitch="fixed"/>
    <style:font-face style:name="Courier New" svg:font-family="'Courier New'" style:font-adornments="Regular" style:font-pitch="fixed"/>
    <style:font-face style:name="Courier New1" svg:font-family="'Courier New'" style:font-family-generic="modern" style:font-pitch="fixed"/>
    <style:font-face style:name="Bitstream Vera Sans" svg:font-family="'Bitstream Vera Sans'" style:font-pitch="variable"/>
    <style:font-face style:name="Lucida Sans Unicode" svg:font-family="'Lucida Sans Unicode'" style:font-pitch="variable"/>
    <style:font-face style:name="Lucidasans" svg:font-family="Lucidasans" style:font-pitch="variable"/>
    <style:font-face style:name="Mincho" svg:font-family="Mincho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Lucida Sans Unicode1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stroke-dash draw:name="Dashed_20__28_var_29__20_1" draw:display-name="Dashed (var) 1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ncho" style:font-family-asian="Mincho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Heading" style:next-style-name="Standard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command" style:family="paragraph" style:parent-style-name="Standard" style:next-style-name="Standard" style:class="text">
      <style:paragraph-properties fo:text-align="start" style:justify-single-word="false" fo:background-color="#cccccc">
        <style:background-image/>
      </style:paragraph-properties>
      <style:text-properties style:font-name="Courier New2" fo:font-family="'Courier New'" style:font-pitch="fixed" fo:font-size="10pt" fo:font-style="normal" style:font-size-asian="10pt" style:font-style-asian="normal" style:font-size-complex="10pt" style:font-style-complex="normal"/>
    </style:style>
    <style:style style:name="resources" style:family="paragraph" style:parent-style-name="Standard" style:next-style-name="resource" style:class="text">
      <style:paragraph-properties fo:margin-left="1.215cm" fo:margin-right="0cm" fo:margin-top="0.499cm" fo:margin-bottom="0cm" loext:contextual-spacing="false" fo:text-indent="0cm" style:auto-text-indent="false"/>
    </style:style>
    <style:style style:name="resource" style:family="paragraph" style:parent-style-name="resources" style:list-style-name="list-resources">
      <style:paragraph-properties fo:margin-left="1.358cm" fo:margin-right="0cm" fo:margin-top="0cm" fo:margin-bottom="0cm" loext:contextual-spacing="false" fo:text-indent="0cm" style:auto-text-indent="false"/>
      <style:text-properties fo:font-size="10pt"/>
    </style:style>
    <style:style style:name="code-excerpt" style:family="paragraph" style:parent-style-name="Standard">
      <style:paragraph-properties fo:keep-together="auto" fo:background-color="#cccccc" fo:keep-with-next="always">
        <style:background-image/>
      </style:paragraph-properties>
      <style:text-properties style:font-name="Courier New" fo:font-family="'Courier New'" style:font-style-name="Regular" style:font-pitch="fixed" fo:font-size="8pt"/>
    </style:style>
    <style:style style:name="couverture" style:family="paragraph" style:parent-style-name="Standard" style:class="text">
      <style:paragraph-properties fo:margin-top="9.999cm" fo:margin-bottom="0cm" loext:contextual-spacing="false" fo:text-align="center" style:justify-single-word="false" fo:background-color="transparent">
        <style:background-image/>
      </style:paragraph-properties>
      <style:text-properties fo:font-size="32pt" style:text-underline-style="none" style:font-size-asian="32pt" style:font-size-complex="32pt"/>
    </style:style>
    <style:style style:name="subcouverture" style:family="paragraph" style:parent-style-name="Standard" style:class="text">
      <style:paragraph-properties fo:margin-left="0cm" fo:margin-right="3.399cm" fo:margin-top="4.001cm" fo:margin-bottom="0cm" loext:contextual-spacing="false" fo:text-align="end" style:justify-single-word="false" fo:text-indent="0cm" style:auto-text-indent="false"/>
      <style:text-properties fo:font-size="24pt" style:font-size-asian="24pt" style:font-size-complex="2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Objet_20_avec_20_flèche" style:display-name="Objet avec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loext:contextual-spacing="false"/>
    </style:style>
    <style:style style:name="Titre2" style:family="paragraph" style:parent-style-name="Standard">
      <style:paragraph-properties fo:margin-top="0.42cm" fo:margin-bottom="0.21cm" loext:contextual-spacing="false"/>
    </style:style>
    <style:style style:name="Ligne_20_de_20_cote" style:display-name="Ligne de cote" style:family="paragraph" style:parent-style-name="Standard"/>
    <style:style style:name="zenika-titre_7e_LT_7e_Gliederung_20_1" style:display-name="zenika-titre~LT~Gliederung 1" style:family="paragraph">
      <style:paragraph-properties fo:margin-left="0cm" fo:margin-right="0cm" fo:margin-top="0.194cm" fo:margin-bottom="0cm" loext:contextual-spacing="false" style:line-height-at-least="0.353cm" fo:text-align="start" style:justify-single-word="false" fo:text-indent="0cm" style:auto-text-indent="false" style:text-autospace="none">
        <style:tab-stops>
          <style:tab-stop style:position="0.656cm"/>
          <style:tab-stop style:position="1.905cm"/>
          <style:tab-stop style:position="3.152cm"/>
          <style:tab-stop style:position="4.399cm"/>
          <style:tab-stop style:position="5.648cm"/>
          <style:tab-stop style:position="6.897cm"/>
          <style:tab-stop style:position="8.144cm"/>
          <style:tab-stop style:position="9.393cm"/>
          <style:tab-stop style:position="10.64cm"/>
          <style:tab-stop style:position="11.889cm"/>
          <style:tab-stop style:position="13.136cm"/>
          <style:tab-stop style:position="14.385cm"/>
          <style:tab-stop style:position="15.632cm"/>
          <style:tab-stop style:position="16.88cm"/>
          <style:tab-stop style:position="18.127cm"/>
          <style:tab-stop style:position="19.376cm"/>
          <style:tab-stop style:position="20.623cm"/>
          <style:tab-stop style:position="21.872cm"/>
          <style:tab-stop style:position="23.119cm"/>
          <style:tab-stop style:position="24.368cm"/>
        </style:tab-stops>
      </style:paragraph-properties>
      <style:text-properties fo:color="#333333" style:text-outline="false" style:text-line-through-style="none" style:text-line-through-type="none" style:font-name="Arial Unicode MS" fo:font-family="'Arial Unicode MS'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22pt" style:font-style-asian="normal" style:font-weight-asian="normal" style:font-name-complex="Arial Unicode MS" style:font-family-complex="'Arial Unicode MS'" style:font-family-generic-complex="swiss" style:font-pitch-complex="variable" style:font-size-complex="22pt" style:font-style-complex="normal" style:font-weight-complex="normal" style:text-emphasize="none"/>
    </style:style>
    <style:style style:name="zenika-titre_7e_LT_7e_Gliederung_20_2" style:display-name="zenika-titre~LT~Gliederung 2" style:family="paragraph" style:parent-style-name="zenika-titre_7e_LT_7e_Gliederung_20_1">
      <style:paragraph-properties>
        <style:tab-stops>
          <style:tab-stop style:position="0.589cm"/>
          <style:tab-stop style:position="1.838cm"/>
          <style:tab-stop style:position="3.087cm"/>
          <style:tab-stop style:position="4.334cm"/>
          <style:tab-stop style:position="5.583cm"/>
          <style:tab-stop style:position="6.83cm"/>
          <style:tab-stop style:position="8.079cm"/>
          <style:tab-stop style:position="9.326cm"/>
          <style:tab-stop style:position="10.575cm"/>
          <style:tab-stop style:position="11.822cm"/>
          <style:tab-stop style:position="13.07cm"/>
          <style:tab-stop style:position="14.317cm"/>
          <style:tab-stop style:position="15.566cm"/>
          <style:tab-stop style:position="16.813cm"/>
          <style:tab-stop style:position="18.062cm"/>
          <style:tab-stop style:position="19.309cm"/>
          <style:tab-stop style:position="20.558cm"/>
          <style:tab-stop style:position="21.805cm"/>
          <style:tab-stop style:position="23.054cm"/>
          <style:tab-stop style:position="24.301cm"/>
        </style:tab-stops>
      </style:paragraph-properties>
    </style:style>
    <style:style style:name="zenika-titre_7e_LT_7e_Gliederung_20_3" style:display-name="zenika-titre~LT~Gliederung 3" style:family="paragraph" style:parent-style-name="zenika-titre_7e_LT_7e_Gliederung_20_2">
      <style:paragraph-properties fo:margin-left="2.54cm" fo:margin-right="0cm" fo:margin-top="0.088cm" fo:margin-bottom="0cm" loext:contextual-spacing="false" fo:text-indent="0cm" style:auto-text-indent="false">
        <style:tab-stops>
          <style:tab-stop style:position="-2.54cm"/>
          <style:tab-stop style:position="-1.337cm"/>
          <style:tab-stop style:position="-0.088cm"/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</style:tab-stops>
      </style:paragraph-properties>
      <style:text-properties fo:color="#5f5f5f" fo:font-size="20pt" fo:font-style="italic" style:font-size-asian="20pt" style:font-style-asian="italic" style:font-size-complex="20pt" style:font-style-complex="italic"/>
    </style:style>
    <style:style style:name="zenika-titre_7e_LT_7e_Gliederung_20_4" style:display-name="zenika-titre~LT~Gliederung 4" style:family="paragraph" style:parent-style-name="zenika-titre_7e_LT_7e_Gliederung_20_3">
      <style:paragraph-properties fo:margin-left="0cm" fo:margin-right="0cm" fo:margin-top="0.159cm" fo:margin-bottom="0cm" loext:contextual-spacing="false" fo:line-height="57%" fo:text-indent="0cm" style:auto-text-indent="false">
        <style:tab-stops>
          <style:tab-stop style:position="1.182cm"/>
          <style:tab-stop style:position="2.429cm"/>
          <style:tab-stop style:position="3.678cm"/>
          <style:tab-stop style:position="4.925cm"/>
          <style:tab-stop style:position="6.174cm"/>
          <style:tab-stop style:position="7.421cm"/>
          <style:tab-stop style:position="8.67cm"/>
          <style:tab-stop style:position="9.917cm"/>
          <style:tab-stop style:position="11.165cm"/>
          <style:tab-stop style:position="12.412cm"/>
          <style:tab-stop style:position="13.661cm"/>
          <style:tab-stop style:position="14.908cm"/>
          <style:tab-stop style:position="16.157cm"/>
          <style:tab-stop style:position="17.404cm"/>
          <style:tab-stop style:position="18.653cm"/>
          <style:tab-stop style:position="19.9cm"/>
          <style:tab-stop style:position="21.149cm"/>
          <style:tab-stop style:position="22.396cm"/>
          <style:tab-stop style:position="23.643cm"/>
          <style:tab-stop style:position="24.892cm"/>
        </style:tab-stops>
      </style:paragraph-properties>
      <style:text-properties fo:color="#333333" fo:font-size="18pt" fo:font-style="normal" style:font-size-asian="18pt" style:font-style-asian="normal" style:font-size-complex="18pt" style:font-style-complex="normal"/>
    </style:style>
    <style:style style:name="zenika-titre_7e_LT_7e_Gliederung_20_5" style:display-name="zenika-titre~LT~Gliederung 5" style:family="paragraph" style:parent-style-name="zenika-titre_7e_LT_7e_Gliederung_20_4">
      <style:paragraph-properties>
        <style:tab-stops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  <style:tab-stop style:position="23.622cm"/>
          <style:tab-stop style:position="24.871cm"/>
        </style:tab-stops>
      </style:paragraph-properties>
    </style:style>
    <style:style style:name="zenika-titre_7e_LT_7e_Gliederung_20_6" style:display-name="zenika-titre~LT~Gliederung 6" style:family="paragraph" style:parent-style-name="zenika-titre_7e_LT_7e_Gliederung_20_5"/>
    <style:style style:name="zenika-titre_7e_LT_7e_Gliederung_20_7" style:display-name="zenika-titre~LT~Gliederung 7" style:family="paragraph" style:parent-style-name="zenika-titre_7e_LT_7e_Gliederung_20_6"/>
    <style:style style:name="zenika-titre_7e_LT_7e_Gliederung_20_8" style:display-name="zenika-titre~LT~Gliederung 8" style:family="paragraph" style:parent-style-name="zenika-titre_7e_LT_7e_Gliederung_20_7"/>
    <style:style style:name="zenika-titre_7e_LT_7e_Gliederung_20_9" style:display-name="zenika-titre~LT~Gliederung 9" style:family="paragraph" style:parent-style-name="zenika-titre_7e_LT_7e_Gliederung_20_8"/>
    <style:style style:name="zenika-titre_7e_LT_7e_Titel" style:display-name="zenika-titre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26pt" fo:font-style="normal" fo:text-shadow="1pt 1pt" style:text-underline-style="none" fo:font-weight="bold" style:font-name-asian="Arial Unicode MS" style:font-family-asian="'Arial Unicode MS'" style:font-family-generic-asian="swiss" style:font-pitch-asian="variable" style:font-size-asian="26pt" style:font-style-asian="normal" style:font-weight-asian="bold" style:font-name-complex="Arial Unicode MS" style:font-family-complex="'Arial Unicode MS'" style:font-family-generic-complex="swiss" style:font-pitch-complex="variable" style:font-size-complex="26pt" style:font-style-complex="normal" style:font-weight-complex="bold" style:text-emphasize="none"/>
    </style:style>
    <style:style style:name="zenika-titre_7e_LT_7e_Untertitel" style:display-name="zenika-titre~LT~Untertitel" style:family="paragraph">
      <style:paragraph-properties fo:margin-left="0cm" fo:margin-right="0cm" fo:margin-top="0.245cm" fo:margin-bottom="0cm" loext:contextual-spacing="false" fo:line-height="57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5f5f5f" style:text-outline="false" style:text-line-through-style="none" style:text-line-through-type="none" style:font-name="Arial Unicode MS" fo:font-family="'Arial Unicode MS'" style:font-family-generic="swiss" style:font-pitch="variable" fo:font-size="28pt" fo:font-style="italic" fo:text-shadow="none" style:text-underline-style="none" fo:font-weight="normal" style:font-name-asian="Arial Unicode MS" style:font-family-asian="'Arial Unicode MS'" style:font-family-generic-asian="swiss" style:font-pitch-asian="variable" style:font-size-asian="28pt" style:font-style-asian="italic" style:font-weight-asian="normal" style:font-name-complex="Arial Unicode MS" style:font-family-complex="'Arial Unicode MS'" style:font-family-generic-complex="swiss" style:font-pitch-complex="variable" style:font-size-complex="28pt" style:font-style-complex="italic" style:font-weight-complex="normal" style:text-emphasize="none"/>
    </style:style>
    <style:style style:name="zenika-titre_7e_LT_7e_Notizen" style:display-name="zenika-titre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12pt" fo:font-style="normal" fo:text-shadow="none" style:text-underline-style="none" fo:font-weight="normal" style:font-name-asian="Tahoma" style:font-family-asian="Tahoma" style:font-family-generic-asian="swiss" style:font-pitch-asian="variable" style:font-size-asian="12pt" style:font-style-asian="normal" style:font-weight-asian="normal" style:font-name-complex="Tahoma" style:font-family-complex="Tahoma" style:font-family-generic-complex="swiss" style:font-pitch-complex="variable" style:font-size-complex="12pt" style:font-style-complex="normal" style:font-weight-complex="normal" style:text-emphasize="none"/>
    </style:style>
    <style:style style:name="zenika-titre_7e_LT_7e_Hintergrundobjekte" style:display-name="zenika-titre~LT~Hintergrundobjekte" style:family="paragraph">
      <style:paragraph-properties fo:margin-left="0cm" fo:margin-right="0cm" fo:margin-top="0cm" fo:margin-bottom="0cm" loext:contextual-spacing="false" fo:line-height="66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333333" style:text-line-through-style="none" style:text-line-through-type="none" style:font-name="Arial Unicode MS" fo:font-family="'Arial Unicode MS'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24pt" style:font-style-asian="normal" style:font-weight-asian="normal" style:font-name-complex="Arial Unicode MS" style:font-family-complex="'Arial Unicode MS'" style:font-family-generic-complex="swiss" style:font-pitch-complex="variable" style:font-size-complex="24pt" style:font-style-complex="normal" style:font-weight-complex="normal"/>
    </style:style>
    <style:style style:name="zenika-titre_7e_LT_7e_Hintergrund" style:display-name="zenika-titre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Arial Unicode MS" fo:font-family="'Arial Unicode MS'" style:font-family-generic="swiss" style:font-pitch="variable" fo:font-size="18pt" style:letter-kerning="true" style:font-name-asian="Arial Unicode MS" style:font-family-asian="'Arial Unicode MS'" style:font-family-generic-asian="swiss" style:font-pitch-asian="variable" style:font-size-asian="18pt" style:font-name-complex="Arial Unicode MS" style:font-family-complex="'Arial Unicode MS'" style:font-family-generic-complex="swiss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26pt" fo:font-style="normal" fo:text-shadow="1pt 1pt" style:text-underline-style="none" fo:font-weight="bold" style:font-name-asian="Arial Unicode MS" style:font-family-asian="'Arial Unicode MS'" style:font-family-generic-asian="swiss" style:font-pitch-asian="variable" style:font-size-asian="26pt" style:font-style-asian="normal" style:font-weight-asian="bold" style:font-name-complex="Arial Unicode MS" style:font-family-complex="'Arial Unicode MS'" style:font-family-generic-complex="swiss" style:font-pitch-complex="variable" style:font-size-complex="26pt" style:font-style-complex="normal" style:font-weight-complex="bold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fo:margin-left="0cm" fo:margin-right="0cm" fo:margin-top="0cm" fo:margin-bottom="0cm" loext:contextual-spacing="false" fo:line-height="66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333333" style:text-line-through-style="none" style:text-line-through-type="none" style:font-name="Arial Unicode MS" fo:font-family="'Arial Unicode MS'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24pt" style:font-style-asian="normal" style:font-weight-asian="normal" style:font-name-complex="Arial Unicode MS" style:font-family-complex="'Arial Unicode MS'" style:font-family-generic-complex="swiss" style:font-pitch-complex="variable" style:font-size-complex="24pt" style:font-style-complex="normal" style:font-weight-complex="normal"/>
    </style:style>
    <style:style style:name="Arrière-plan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12pt" fo:font-style="normal" fo:text-shadow="none" style:text-underline-style="none" fo:font-weight="normal" style:font-name-asian="Tahoma" style:font-family-asian="Tahoma" style:font-family-generic-asian="swiss" style:font-pitch-asian="variable" style:font-size-asian="12pt" style:font-style-asian="normal" style:font-weight-asian="normal" style:font-name-complex="Tahoma" style:font-family-complex="Tahoma" style:font-family-generic-complex="swiss" style:font-pitch-complex="variable" style:font-size-complex="12pt" style:font-style-complex="normal" style:font-weight-complex="normal" style:text-emphasize="none"/>
    </style:style>
    <style:style style:name="Plan_20_1" style:display-name="Plan 1" style:family="paragraph">
      <style:paragraph-properties fo:margin-left="0cm" fo:margin-right="0cm" fo:margin-top="0.194cm" fo:margin-bottom="0cm" loext:contextual-spacing="false" style:line-height-at-least="0.353cm" fo:text-align="start" style:justify-single-word="false" fo:text-indent="0cm" style:auto-text-indent="false" style:text-autospace="none">
        <style:tab-stops>
          <style:tab-stop style:position="0.656cm"/>
          <style:tab-stop style:position="1.905cm"/>
          <style:tab-stop style:position="3.152cm"/>
          <style:tab-stop style:position="4.399cm"/>
          <style:tab-stop style:position="5.648cm"/>
          <style:tab-stop style:position="6.897cm"/>
          <style:tab-stop style:position="8.144cm"/>
          <style:tab-stop style:position="9.393cm"/>
          <style:tab-stop style:position="10.64cm"/>
          <style:tab-stop style:position="11.889cm"/>
          <style:tab-stop style:position="13.136cm"/>
          <style:tab-stop style:position="14.385cm"/>
          <style:tab-stop style:position="15.632cm"/>
          <style:tab-stop style:position="16.88cm"/>
          <style:tab-stop style:position="18.127cm"/>
          <style:tab-stop style:position="19.376cm"/>
          <style:tab-stop style:position="20.623cm"/>
          <style:tab-stop style:position="21.872cm"/>
          <style:tab-stop style:position="23.119cm"/>
          <style:tab-stop style:position="24.368cm"/>
        </style:tab-stops>
      </style:paragraph-properties>
      <style:text-properties fo:color="#333333" style:text-outline="false" style:text-line-through-style="none" style:text-line-through-type="none" style:font-name="Arial Unicode MS" fo:font-family="'Arial Unicode MS'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22pt" style:font-style-asian="normal" style:font-weight-asian="normal" style:font-name-complex="Arial Unicode MS" style:font-family-complex="'Arial Unicode MS'" style:font-family-generic-complex="swiss" style:font-pitch-complex="variable" style:font-size-complex="22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>
        <style:tab-stops>
          <style:tab-stop style:position="0.589cm"/>
          <style:tab-stop style:position="1.838cm"/>
          <style:tab-stop style:position="3.087cm"/>
          <style:tab-stop style:position="4.334cm"/>
          <style:tab-stop style:position="5.583cm"/>
          <style:tab-stop style:position="6.83cm"/>
          <style:tab-stop style:position="8.079cm"/>
          <style:tab-stop style:position="9.326cm"/>
          <style:tab-stop style:position="10.575cm"/>
          <style:tab-stop style:position="11.822cm"/>
          <style:tab-stop style:position="13.07cm"/>
          <style:tab-stop style:position="14.317cm"/>
          <style:tab-stop style:position="15.566cm"/>
          <style:tab-stop style:position="16.813cm"/>
          <style:tab-stop style:position="18.062cm"/>
          <style:tab-stop style:position="19.309cm"/>
          <style:tab-stop style:position="20.558cm"/>
          <style:tab-stop style:position="21.805cm"/>
          <style:tab-stop style:position="23.054cm"/>
          <style:tab-stop style:position="24.301cm"/>
        </style:tab-stops>
      </style:paragraph-properties>
    </style:style>
    <style:style style:name="Plan_20_3" style:display-name="Plan 3" style:family="paragraph" style:parent-style-name="Plan_20_2">
      <style:paragraph-properties fo:margin-left="2.54cm" fo:margin-right="0cm" fo:margin-top="0.088cm" fo:margin-bottom="0cm" loext:contextual-spacing="false" fo:text-indent="0cm" style:auto-text-indent="false">
        <style:tab-stops>
          <style:tab-stop style:position="-2.54cm"/>
          <style:tab-stop style:position="-1.337cm"/>
          <style:tab-stop style:position="-0.088cm"/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</style:tab-stops>
      </style:paragraph-properties>
      <style:text-properties fo:color="#5f5f5f" fo:font-size="20pt" fo:font-style="italic" style:font-size-asian="20pt" style:font-style-asian="italic" style:font-size-complex="20pt" style:font-style-complex="italic"/>
    </style:style>
    <style:style style:name="Plan_20_4" style:display-name="Plan 4" style:family="paragraph" style:parent-style-name="Plan_20_3">
      <style:paragraph-properties fo:margin-left="0cm" fo:margin-right="0cm" fo:margin-top="0.159cm" fo:margin-bottom="0cm" loext:contextual-spacing="false" fo:line-height="57%" fo:text-indent="0cm" style:auto-text-indent="false">
        <style:tab-stops>
          <style:tab-stop style:position="1.182cm"/>
          <style:tab-stop style:position="2.429cm"/>
          <style:tab-stop style:position="3.678cm"/>
          <style:tab-stop style:position="4.925cm"/>
          <style:tab-stop style:position="6.174cm"/>
          <style:tab-stop style:position="7.421cm"/>
          <style:tab-stop style:position="8.67cm"/>
          <style:tab-stop style:position="9.917cm"/>
          <style:tab-stop style:position="11.165cm"/>
          <style:tab-stop style:position="12.412cm"/>
          <style:tab-stop style:position="13.661cm"/>
          <style:tab-stop style:position="14.908cm"/>
          <style:tab-stop style:position="16.157cm"/>
          <style:tab-stop style:position="17.404cm"/>
          <style:tab-stop style:position="18.653cm"/>
          <style:tab-stop style:position="19.9cm"/>
          <style:tab-stop style:position="21.149cm"/>
          <style:tab-stop style:position="22.396cm"/>
          <style:tab-stop style:position="23.643cm"/>
          <style:tab-stop style:position="24.892cm"/>
        </style:tab-stops>
      </style:paragraph-properties>
      <style:text-properties fo:color="#333333" fo:font-size="18pt" fo:font-style="normal" style:font-size-asian="18pt" style:font-style-asian="normal" style:font-size-complex="18pt" style:font-style-complex="normal"/>
    </style:style>
    <style:style style:name="Plan_20_5" style:display-name="Plan 5" style:family="paragraph" style:parent-style-name="Plan_20_4">
      <style:paragraph-properties>
        <style:tab-stops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  <style:tab-stop style:position="23.622cm"/>
          <style:tab-stop style:position="24.871cm"/>
        </style:tab-stops>
      </style:paragraph-properties>
    </style:style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code_20_saisie" style:display-name="code saisie" style:family="paragraph" style:parent-style-name="Standard"/>
    <style:style style:name="zenika-new_7e_LT_7e_Gliederung_20_1" style:display-name="zenika-new~LT~Gliederung 1" style:family="paragraph">
      <style:paragraph-properties fo:margin-left="0cm" fo:margin-right="0cm" fo:margin-top="0.194cm" fo:margin-bottom="0cm" loext:contextual-spacing="false" style:line-height-at-least="0.353cm" fo:text-align="start" style:justify-single-word="false" fo:text-indent="0cm" style:auto-text-indent="false" style:text-autospace="none">
        <style:tab-stops>
          <style:tab-stop style:position="0.656cm"/>
          <style:tab-stop style:position="1.905cm"/>
          <style:tab-stop style:position="3.152cm"/>
          <style:tab-stop style:position="4.399cm"/>
          <style:tab-stop style:position="5.648cm"/>
          <style:tab-stop style:position="6.897cm"/>
          <style:tab-stop style:position="8.144cm"/>
          <style:tab-stop style:position="9.393cm"/>
          <style:tab-stop style:position="10.64cm"/>
          <style:tab-stop style:position="11.889cm"/>
          <style:tab-stop style:position="13.136cm"/>
          <style:tab-stop style:position="14.385cm"/>
          <style:tab-stop style:position="15.632cm"/>
          <style:tab-stop style:position="16.88cm"/>
          <style:tab-stop style:position="18.127cm"/>
          <style:tab-stop style:position="19.376cm"/>
          <style:tab-stop style:position="20.623cm"/>
          <style:tab-stop style:position="21.872cm"/>
          <style:tab-stop style:position="23.119cm"/>
          <style:tab-stop style:position="24.368cm"/>
        </style:tab-stops>
      </style:paragraph-properties>
      <style:text-properties fo:color="#333333" style:text-outline="false" style:text-line-through-style="none" style:text-line-through-type="none" style:font-name="Arial Unicode MS" fo:font-family="'Arial Unicode MS'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22pt" style:font-style-asian="normal" style:font-weight-asian="normal" style:font-name-complex="Arial Unicode MS" style:font-family-complex="'Arial Unicode MS'" style:font-family-generic-complex="swiss" style:font-pitch-complex="variable" style:font-size-complex="22pt" style:font-style-complex="normal" style:font-weight-complex="normal" style:text-emphasize="none"/>
    </style:style>
    <style:style style:name="zenika-new_7e_LT_7e_Gliederung_20_2" style:display-name="zenika-new~LT~Gliederung 2" style:family="paragraph" style:parent-style-name="zenika-titre_7e_LT_7e_Gliederung_20_1">
      <style:paragraph-properties>
        <style:tab-stops>
          <style:tab-stop style:position="0.589cm"/>
          <style:tab-stop style:position="1.838cm"/>
          <style:tab-stop style:position="3.087cm"/>
          <style:tab-stop style:position="4.334cm"/>
          <style:tab-stop style:position="5.583cm"/>
          <style:tab-stop style:position="6.83cm"/>
          <style:tab-stop style:position="8.079cm"/>
          <style:tab-stop style:position="9.326cm"/>
          <style:tab-stop style:position="10.575cm"/>
          <style:tab-stop style:position="11.822cm"/>
          <style:tab-stop style:position="13.07cm"/>
          <style:tab-stop style:position="14.317cm"/>
          <style:tab-stop style:position="15.566cm"/>
          <style:tab-stop style:position="16.813cm"/>
          <style:tab-stop style:position="18.062cm"/>
          <style:tab-stop style:position="19.309cm"/>
          <style:tab-stop style:position="20.558cm"/>
          <style:tab-stop style:position="21.805cm"/>
          <style:tab-stop style:position="23.054cm"/>
          <style:tab-stop style:position="24.301cm"/>
        </style:tab-stops>
      </style:paragraph-properties>
    </style:style>
    <style:style style:name="zenika-new_7e_LT_7e_Gliederung_20_3" style:display-name="zenika-new~LT~Gliederung 3" style:family="paragraph" style:parent-style-name="zenika-titre_7e_LT_7e_Gliederung_20_2">
      <style:paragraph-properties fo:margin-left="2.54cm" fo:margin-right="0cm" fo:margin-top="0.088cm" fo:margin-bottom="0cm" loext:contextual-spacing="false" fo:text-indent="0cm" style:auto-text-indent="false">
        <style:tab-stops>
          <style:tab-stop style:position="-2.54cm"/>
          <style:tab-stop style:position="-1.337cm"/>
          <style:tab-stop style:position="-0.088cm"/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</style:tab-stops>
      </style:paragraph-properties>
      <style:text-properties fo:color="#5f5f5f" fo:font-size="20pt" fo:font-style="italic" style:font-size-asian="20pt" style:font-style-asian="italic" style:font-size-complex="20pt" style:font-style-complex="italic"/>
    </style:style>
    <style:style style:name="zenika-new_7e_LT_7e_Gliederung_20_4" style:display-name="zenika-new~LT~Gliederung 4" style:family="paragraph" style:parent-style-name="zenika-titre_7e_LT_7e_Gliederung_20_3">
      <style:paragraph-properties fo:margin-left="0cm" fo:margin-right="0cm" fo:margin-top="0.159cm" fo:margin-bottom="0cm" loext:contextual-spacing="false" fo:line-height="57%" fo:text-indent="0cm" style:auto-text-indent="false">
        <style:tab-stops>
          <style:tab-stop style:position="1.182cm"/>
          <style:tab-stop style:position="2.429cm"/>
          <style:tab-stop style:position="3.678cm"/>
          <style:tab-stop style:position="4.925cm"/>
          <style:tab-stop style:position="6.174cm"/>
          <style:tab-stop style:position="7.421cm"/>
          <style:tab-stop style:position="8.67cm"/>
          <style:tab-stop style:position="9.917cm"/>
          <style:tab-stop style:position="11.165cm"/>
          <style:tab-stop style:position="12.412cm"/>
          <style:tab-stop style:position="13.661cm"/>
          <style:tab-stop style:position="14.908cm"/>
          <style:tab-stop style:position="16.157cm"/>
          <style:tab-stop style:position="17.404cm"/>
          <style:tab-stop style:position="18.653cm"/>
          <style:tab-stop style:position="19.9cm"/>
          <style:tab-stop style:position="21.149cm"/>
          <style:tab-stop style:position="22.396cm"/>
          <style:tab-stop style:position="23.643cm"/>
          <style:tab-stop style:position="24.892cm"/>
        </style:tab-stops>
      </style:paragraph-properties>
      <style:text-properties fo:color="#333333" fo:font-size="18pt" fo:font-style="normal" style:font-size-asian="18pt" style:font-style-asian="normal" style:font-size-complex="18pt" style:font-style-complex="normal"/>
    </style:style>
    <style:style style:name="zenika-new_7e_LT_7e_Gliederung_20_5" style:display-name="zenika-new~LT~Gliederung 5" style:family="paragraph" style:parent-style-name="zenika-titre_7e_LT_7e_Gliederung_20_4">
      <style:paragraph-properties>
        <style:tab-stops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  <style:tab-stop style:position="23.622cm"/>
          <style:tab-stop style:position="24.871cm"/>
        </style:tab-stops>
      </style:paragraph-properties>
    </style:style>
    <style:style style:name="zenika-new_7e_LT_7e_Gliederung_20_6" style:display-name="zenika-new~LT~Gliederung 6" style:family="paragraph" style:parent-style-name="zenika-titre_7e_LT_7e_Gliederung_20_5"/>
    <style:style style:name="zenika-new_7e_LT_7e_Gliederung_20_7" style:display-name="zenika-new~LT~Gliederung 7" style:family="paragraph" style:parent-style-name="zenika-titre_7e_LT_7e_Gliederung_20_6"/>
    <style:style style:name="zenika-new_7e_LT_7e_Gliederung_20_8" style:display-name="zenika-new~LT~Gliederung 8" style:family="paragraph" style:parent-style-name="zenika-titre_7e_LT_7e_Gliederung_20_7"/>
    <style:style style:name="zenika-new_7e_LT_7e_Gliederung_20_9" style:display-name="zenika-new~LT~Gliederung 9" style:family="paragraph" style:parent-style-name="zenika-titre_7e_LT_7e_Gliederung_20_8"/>
    <style:style style:name="zenika-new_7e_LT_7e_Titel" style:display-name="zenika-new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26pt" fo:font-style="normal" fo:text-shadow="1pt 1pt" style:text-underline-style="none" fo:font-weight="bold" style:font-name-asian="Arial Unicode MS" style:font-family-asian="'Arial Unicode MS'" style:font-family-generic-asian="swiss" style:font-pitch-asian="variable" style:font-size-asian="26pt" style:font-style-asian="normal" style:font-weight-asian="bold" style:font-name-complex="Arial Unicode MS" style:font-family-complex="'Arial Unicode MS'" style:font-family-generic-complex="swiss" style:font-pitch-complex="variable" style:font-size-complex="26pt" style:font-style-complex="normal" style:font-weight-complex="bold" style:text-emphasize="none"/>
    </style:style>
    <style:style style:name="zenika-new_7e_LT_7e_Untertitel" style:display-name="zenika-new~LT~Untertitel" style:family="paragraph">
      <style:paragraph-properties fo:margin-left="0cm" fo:margin-right="0cm" fo:margin-top="0.245cm" fo:margin-bottom="0cm" loext:contextual-spacing="false" fo:line-height="57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5f5f5f" style:text-outline="false" style:text-line-through-style="none" style:text-line-through-type="none" style:font-name="Arial Unicode MS" fo:font-family="'Arial Unicode MS'" style:font-family-generic="swiss" style:font-pitch="variable" fo:font-size="28pt" fo:font-style="italic" fo:text-shadow="none" style:text-underline-style="none" fo:font-weight="normal" style:font-name-asian="Arial Unicode MS" style:font-family-asian="'Arial Unicode MS'" style:font-family-generic-asian="swiss" style:font-pitch-asian="variable" style:font-size-asian="28pt" style:font-style-asian="italic" style:font-weight-asian="normal" style:font-name-complex="Arial Unicode MS" style:font-family-complex="'Arial Unicode MS'" style:font-family-generic-complex="swiss" style:font-pitch-complex="variable" style:font-size-complex="28pt" style:font-style-complex="italic" style:font-weight-complex="normal" style:text-emphasize="none"/>
    </style:style>
    <style:style style:name="zenika-new_7e_LT_7e_Notizen" style:display-name="zenika-new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12pt" fo:font-style="normal" fo:text-shadow="none" style:text-underline-style="none" fo:font-weight="normal" style:font-name-asian="Tahoma" style:font-family-asian="Tahoma" style:font-family-generic-asian="swiss" style:font-pitch-asian="variable" style:font-size-asian="12pt" style:font-style-asian="normal" style:font-weight-asian="normal" style:font-name-complex="Tahoma" style:font-family-complex="Tahoma" style:font-family-generic-complex="swiss" style:font-pitch-complex="variable" style:font-size-complex="12pt" style:font-style-complex="normal" style:font-weight-complex="normal" style:text-emphasize="none"/>
    </style:style>
    <style:style style:name="zenika-new_7e_LT_7e_Hintergrundobjekte" style:display-name="zenika-new~LT~Hintergrundobjekte" style:family="paragraph">
      <style:paragraph-properties fo:margin-left="0cm" fo:margin-right="0cm" fo:margin-top="0cm" fo:margin-bottom="0cm" loext:contextual-spacing="false" fo:line-height="66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333333" style:text-line-through-style="none" style:text-line-through-type="none" style:font-name="Arial Unicode MS" fo:font-family="'Arial Unicode MS'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24pt" style:font-style-asian="normal" style:font-weight-asian="normal" style:font-name-complex="Arial Unicode MS" style:font-family-complex="'Arial Unicode MS'" style:font-family-generic-complex="swiss" style:font-pitch-complex="variable" style:font-size-complex="24pt" style:font-style-complex="normal" style:font-weight-complex="normal"/>
    </style:style>
    <style:style style:name="zenika-new_7e_LT_7e_Hintergrund" style:display-name="zenika-new~LT~Hintergrund" style:family="paragraph">
      <style:paragraph-properties fo:text-align="center" style:justify-single-word="false" style:text-autospace="none"/>
    </style:style>
    <style:style style:name="WW-Titre1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26pt" fo:font-style="normal" fo:text-shadow="1pt 1pt" style:text-underline-style="none" fo:font-weight="bold" style:font-name-asian="Arial Unicode MS" style:font-family-asian="'Arial Unicode MS'" style:font-family-generic-asian="swiss" style:font-pitch-asian="variable" style:font-size-asian="26pt" style:font-style-asian="normal" style:font-weight-asian="bold" style:font-name-complex="Arial Unicode MS" style:font-family-complex="'Arial Unicode MS'" style:font-family-generic-complex="swiss" style:font-pitch-complex="variable" style:font-size-complex="26pt" style:font-style-complex="normal" style:font-weight-complex="bold" style:text-emphasize="non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code" style:family="text">
      <style:text-properties style:font-name="Courier New2" fo:font-family="'Courier New'" style:font-pitch="fixed" fo:font-size="10pt" style:font-size-asian="10pt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list-resources">
      <text:list-level-style-bullet text:level="1" text:style-name="Bullet_20_Symbols" text:bullet-char="➔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-details">
      <text:list-level-style-bullet text:level="1" text:style-name="Numbering_20_Symbols" text:bullet-char="•">
        <style:list-level-properties text:space-before="0.6cm"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-questions">
      <text:list-level-style-bullet text:level="1" text:style-name="Bullet_20_Symbols" text:bullet-char="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.175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Windows_x86 LibreOffice_project/958349dc3b25111dbca392fbc281a05559ef6848</meta:generator>
    <meta:initial-creator>Hubert Behaghel</meta:initial-creator>
    <meta:creation-date>2006-05-20T11:14:40</meta:creation-date>
    <dc:date>2015-05-10T22:58:07.415000000</dc:date>
    <meta:editing-cycles>701</meta:editing-cycles>
    <meta:editing-duration>P12DT15H14M36S</meta:editing-duration>
    <meta:document-statistic meta:table-count="0" meta:image-count="0" meta:object-count="0" meta:page-count="3" meta:paragraph-count="52" meta:word-count="607" meta:character-count="3820" meta:non-whitespace-character-count="3264"/>
    <meta:user-defined meta:name="Info 1"/>
    <meta:user-defined meta:name="Info 2"/>
    <meta:user-defined meta:name="Info 3"/>
    <meta:user-defined meta:name="Info 4"/>
  </office:meta>
</office:document-meta>
</file>